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B00000060056CD472.png" manifest:media-type="image/png"/>
  <manifest:file-entry manifest:full-path="Pictures/100000000000053D0000021CC85E2FB7.png" manifest:media-type="image/png"/>
  <manifest:file-entry manifest:full-path="Pictures/100000010000020000000200ECCB6ADA.png" manifest:media-type="image/png"/>
  <manifest:file-entry manifest:full-path="Pictures/10000000000000B1000002D3F358CEC1.jpg" manifest:media-type="image/jpeg"/>
  <manifest:file-entry manifest:full-path="Pictures/1000000000000594000000A92CC88B5A.png" manifest:media-type="image/png"/>
  <manifest:file-entry manifest:full-path="Pictures/1000000000000193000001BC8417B5DF.jpg" manifest:media-type="image/jpeg"/>
  <manifest:file-entry manifest:full-path="Pictures/10000000000000DD000000E380BED3D6.png" manifest:media-type="image/png"/>
  <manifest:file-entry manifest:full-path="Pictures/100000010000012C0000012C1C08FDE7.png" manifest:media-type="image/png"/>
  <manifest:file-entry manifest:full-path="Pictures/10000000000000E1000000E159F55876.png" manifest:media-type="image/png"/>
  <manifest:file-entry manifest:full-path="Pictures/10000000000001440000006F143B28B2.png" manifest:media-type="image/png"/>
  <manifest:file-entry manifest:full-path="Pictures/100000000000027A0000002C10682ABB.png" manifest:media-type="image/png"/>
  <manifest:file-entry manifest:full-path="Pictures/100000010000020000000200B08F45D3.png" manifest:media-type="image/png"/>
  <manifest:file-entry manifest:full-path="Pictures/10000000000000BD0000002B6461A1C2.png" manifest:media-type="image/png"/>
  <manifest:file-entry manifest:full-path="Pictures/10000000000000D600000081E618FE01.png" manifest:media-type="image/png"/>
  <manifest:file-entry manifest:full-path="Pictures/10000001000002000000020064FE7C9E.png" manifest:media-type="image/png"/>
  <manifest:file-entry manifest:full-path="Pictures/100000000000024E000000E496E57CDB.png" manifest:media-type="image/png"/>
  <manifest:file-entry manifest:full-path="Pictures/TablePreview1.svm" manifest:media-type=""/>
  <manifest:file-entry manifest:full-path="Pictures/10000000000003310000004F0F9A5804.png" manifest:media-type="image/png"/>
  <manifest:file-entry manifest:full-path="Pictures/1000000000000183000000770D90BE31.png" manifest:media-type="image/png"/>
  <manifest:file-entry manifest:full-path="Pictures/10000000000002F400000050597BB237.png" manifest:media-type="image/png"/>
  <manifest:file-entry manifest:full-path="Pictures/100000000000032F0000001704DA1990.png" manifest:media-type="image/png"/>
  <manifest:file-entry manifest:full-path="Pictures/100000000000020A00000072EADB3886.png" manifest:media-type="image/png"/>
  <manifest:file-entry manifest:full-path="Pictures/10000000000001A000000019E873D082.png" manifest:media-type="image/png"/>
  <manifest:file-entry manifest:full-path="Pictures/10000000000001E1000000C095E7A4E3.png" manifest:media-type="image/png"/>
  <manifest:file-entry manifest:full-path="Pictures/1000000000000155000000774EF8E7A0.png" manifest:media-type="image/png"/>
  <manifest:file-entry manifest:full-path="Pictures/1000000000000179000000768440523C.png" manifest:media-type="image/png"/>
  <manifest:file-entry manifest:full-path="Pictures/10000000000002C90000005FF65B6761.png" manifest:media-type="image/png"/>
  <manifest:file-entry manifest:full-path="Pictures/100000000000020000000200F4B595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Ligne_20_separation">
      <style:graphic-properties draw:textarea-vertical-align="middle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6.043cm" loext:decorative="false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 loext:decorative="false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 loext:decorative="false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 loext:decorative="false"/>
      <style:paragraph-properties style:writing-mode="lr-tb"/>
    </style:style>
    <style:style style:name="pr5" style:family="presentation" style:parent-style-name="Modele_5f_Insee_5f_V41-outline1">
      <style:graphic-properties fo:min-height="11.929cm" loext:decorative="false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 loext:decorative="false"/>
      <style:paragraph-properties style:writing-mode="lr-tb"/>
    </style:style>
    <style:style style:name="pr8" style:family="presentation" style:parent-style-name="Modele_5f_Insee_5f_V42-outline1">
      <style:graphic-properties fo:min-height="11.929cm" loext:decorative="false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 loext:decorative="false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7cm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text-autospace="none"/>
    </style:style>
    <style:style style:name="P14" style:family="paragraph">
      <style:paragraph-properties fo:margin-top="0cm" fo:margin-bottom="0.3cm"/>
    </style:style>
    <style:style style:name="P15" style:family="paragraph">
      <style:paragraph-properties fo:margin-top="0cm" fo:margin-bottom="0.5cm" fo:text-align="start"/>
    </style:style>
    <style:style style:name="P16" style:family="paragraph">
      <style:paragraph-properties fo:text-align="start"/>
    </style:style>
    <style:style style:name="P17" style:family="paragraph">
      <style:paragraph-properties fo:margin-top="0cm" fo:margin-bottom="0.2cm"/>
    </style:style>
    <style:style style:name="P18" style:family="paragraph">
      <loext:graphic-properties draw:fill="none" draw:fill-color="#ffffff"/>
      <style:text-properties fo:color="#3465a4" loext:opacity="100%" style:font-name="Arial2" fo:font-weight="bold" style:font-weight-asian="bold" style:font-weight-complex="bold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1" fo:font-size="24pt" fo:font-style="italic" style:font-size-asian="24pt" style:font-style-asian="italic" style:font-size-complex="24pt" style:font-style-complex="italic"/>
    </style:style>
    <style:style style:name="T24" style:family="text">
      <style:text-properties style:font-name="Consolas1" fo:font-style="italic" style:font-style-asian="italic" style:font-style-complex="italic"/>
    </style:style>
    <style:style style:name="T25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6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30" style:family="text">
      <style:text-properties fo:color="#3465a4" loext:opacity="100%" style:font-name="Arial2" fo:font-weight="bold" style:font-weight-asian="bold" style:font-weight-complex="bold"/>
    </style:style>
    <style:style style:name="T31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2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5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8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color="#666666" loext:opacity="100%"/>
    </style:style>
    <style:style style:name="T44" style:family="text">
      <style:text-properties fo:color="#666666" loext:opacity="100%" fo:font-size="28pt" style:font-size-asian="28pt" style:font-size-complex="28pt"/>
    </style:style>
    <style:style style:name="T45" style:family="text">
      <style:text-properties fo:color="#3465a4" loext:opacity="100%"/>
    </style:style>
    <style:style style:name="T46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7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8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9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5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51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52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2" draw:layer="layout" svg:width="15cm" svg:height="0.878cm" svg:x="18.4cm" svg:y="16.4cm">
          <draw:text-box>
            <text:p><text:span text:style-name="T2">#TuPeuxPasTest</text:span></text:p>
          </draw:text-box>
        </draw:frame>
        <draw:frame draw:style-name="gr2" draw:text-style-name="P3" draw:layer="layout" svg:width="5.952cm" svg:height="5.952cm" svg:x="14.448cm" svg:y="9.748cm">
          <draw:image xlink:href="Pictures/10000000000000E1000000E159F558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Généralités sur les tests unitaires</text:span></text:p>
              </text:list-item>
              <text:list-item>
                <text:p text:style-name="P6"><text:span text:style-name="T3">Le framework JUnit</text:span></text:p>
              </text:list-item>
              <text:list-item>
                <text:p text:style-name="P6"><text:span text:style-name="T3">Junit : Fonctionnalités plus avancées</text:span></text:p>
              </text:list-item>
              <text:list-item>
                <text:p text:style-name="P6">Conseils, bonnes pratiques et stratégie de test</text:p>
              </text:list-item>
              <text:list-item>
                <text:p text:style-name="P6"><text:span text:style-name="T3">Isolation des tests : les Fakes et les Mocks</text:span></text:p>
              </text:list-item>
              <text:list-item>
                <text:p text:style-name="P6"><text:span text:style-name="T3">Tests et base de données</text:span></text:p>
              </text:list-item>
              <text:list-item>
                <text:p text:style-name="P7"><text:span text:style-name="T3">DBUnit : Une gestion via XML des jeux de tes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6"><text:span text:style-name="T3">S’assurer que le code « fonctionne »</text:span></text:p>
              </text:list-item>
              <text:list-item>
                <text:p text:style-name="P6"><text:span text:style-name="T3">Valider, guider les développements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S’assurer que ce qu’on a déjà codé continu de fonctionner (non-régression)</text:span></text:p>
              </text:list-item>
              <text:list-item>
                <text:p text:style-name="P6"><text:span text:style-name="T3">En cas de maintenance :</text:span></text:p>
                <text:list>
                  <text:list-item>
                    <text:p text:style-name="P7"><text:span text:style-name="T3">Vérifier que le bug est bien résolu</text:span></text:p>
                  </text:list-item>
                  <text:list-item>
                    <text:p text:style-name="P7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 : Vérifie que le code effectue le traitement attendu</text:span></text:p>
              </text:list-item>
              <text:list-item>
                <text:p text:style-name="P6"><text:span text:style-name="T3">Unitaire : Porte sur une partie précise du programme</text:span></text:p>
              </text:list-item>
              <text:list-item>
                <text:p text:style-name="P6"><text:span text:style-name="T3">On teste de manière isolée une portion du code (une « unité »)</text:span></text:p>
              </text:list-item>
              <text:list-item>
                <text:p text:style-name="P6"><text:span text:style-name="T3">Selon les écoles, portion de code plus ou moins petite</text:span></text:p>
              </text:list-item>
              <text:list-item>
                <text:p text:style-name="P6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Localiser plus rapidement les erreurs du code</text:span></text:p>
              </text:list-item>
              <text:list-item>
                <text:p text:style-name="P6"><text:span text:style-name="T3">Prévenir la régression</text:span></text:p>
              </text:list-item>
              <text:list-item>
                <text:p text:style-name="P6"><text:span text:style-name="T3">Sécuriser les livraisons</text:span></text:p>
              </text:list-item>
              <text:list-item>
                <text:p text:style-name="P6"><text:span text:style-name="T3">Aide à la documentation et à la compréhension du code</text:span></text:p>
              </text:list-item>
              <text:list-item>
                <text:p text:style-name="P6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Tests nombreux et sur des parties réduites du code :</text:span></text:p>
                <text:list>
                  <text:list-header>
                    <text:p text:style-name="P7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6"><text:span text:style-name="T3">Inconvénient :</text:span></text:p>
                <text:list>
                  <text:list-item>
                    <text:list>
                      <text:list-item>
                        <text:p text:style-name="P7"><text:span text:style-name="T3">Coûts de développement élevé</text:span></text:p>
                      </text:list-item>
                      <text:list-item>
                        <text:p text:style-name="P7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">Définir une stratégie de test</text:span></text:p>
              </text:list-item>
              <text:list-item>
                <text:p text:style-name="P6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Durée de vie d’une application peut-être longue (10 ans ou plus)</text:span></text:p>
              </text:list-item>
              <text:list-item>
                <text:p text:style-name="P6"><text:span text:style-name="T3">Nombreuses évolutions, corrections de bugs, perte d’informations</text:span></text:p>
              </text:list-item>
              <text:list-item>
                <text:p text:style-name="P6"><text:span text:style-name="T3">Comment s’assurer que des évolutions/corrections n’impactent pas d’autres fonctionnalités ?</text:span></text:p>
              </text:list-item>
              <text:list-item>
                <text:p text:style-name="P6"><text:span text:style-name="T3">Solution : Mise en place de tests (et d’abord sur la partie qu’on modifie !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6"><text:span text:style-name="T3">Je livre / je livre pas ? … <text:s/></text:span></text:p>
              </text:list-item>
              <text:list-item>
                <text:p text:style-name="P6"><text:span text:style-name="T3">Rejeu de l’ensemble des tests avant chaque livraison (via maven par ex)</text:span></text:p>
              </text:list-item>
              <text:list-item>
                <text:p text:style-name="P6"><text:span text:style-name="T3">Permet de limiter les erreurs de « dernière minute »</text:span></text:p>
              </text:list-item>
              <text:list-item>
                <text:p text:style-name="P6"><text:span text:style-name="T3">Vérifier la non-régression du code applicatif</text:span></text:p>
              </text:list-item>
            </text:list>
          </draw:text-box>
        </draw:frame>
        <draw:frame draw:style-name="gr2" draw:text-style-name="P3" draw:layer="layout" svg:width="1.756cm" svg:height="1.756cm" svg:x="17.6cm" svg:y="3.8cm">
          <draw:image xlink:href="Pictures/100000010000020000000200B08F45D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bien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Impact fort sur la manière de programmer </text:span></text:p>
              </text:list-item>
              <text:list-item>
                <text:p text:style-name="P6"><text:span text:style-name="T4">Charge importante : 1/3 du temps par ex.</text:span></text:p>
              </text:list-item>
              <text:list-item>
                <text:p text:style-name="P6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7"><text:span text:style-name="T3">Qu’est-ce qu’on teste en priorité ?</text:span><text:span text:style-name="T3"><text:tab/></text:span></text:p>
                  </text:list-item>
                  <text:list-item>
                    <text:p text:style-name="P7"><text:span text:style-name="T3">Comment on teste ?</text:span></text:p>
                  </text:list-item>
                  <text:list-item>
                    <text:p text:style-name="P7"><text:span text:style-name="T3">Quels outils on utilise ?</text:span></text:p>
                  </text:list-item>
                  <text:list-item>
                    <text:p text:style-name="P7"><text:span text:style-name="T3">Quels données de test ?</text:span></text:p>
                  </text:list-item>
                </text:list>
              </text:list-item>
              <text:list-item>
                <text:p text:style-name="P7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et des conditions du test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6"><text:span text:style-name="T4">Méthode archaïque de test</text:span></text:p>
              </text:list-item>
              <text:list-item>
                <text:p text:style-name="P6"><text:span text:style-name="T4">Encore présente dans certaines applications</text:span></text:p>
              </text:list-item>
              <text:list-item>
                <text:p text:style-name="P6"><text:span text:style-name="T4">Écriture d’une classe avec une méthode :</text:span></text:p>
                <text:p text:style-name="P10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6"><text:span text:style-name="T4">Vérification du bon fonctionnement « manuelle » :</text:span></text:p>
                <text:list>
                  <text:list-item>
                    <text:list>
                      <text:list-item>
                        <text:p text:style-name="P7"><text:span text:style-name="T4">Plantage ou non ?</text:span></text:p>
                      </text:list-item>
                      <text:list-item>
                        <text:p text:style-name="P7"><text:span text:style-name="T4">Lecture de l’affichage console</text:span></text:p>
                      </text:list-item>
                      <text:list-item>
                        <text:p text:style-name="P7"><text:span text:style-name="T4">Observation des données en base</text:span></text:p>
                      </text:list-item>
                    </text:list>
                  </text:list-item>
                </text:list>
                <text:p text:style-name="P7"><text:span text:style-name="T4"/></text:p>
                <text:p text:style-name="P10"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Présentation du modèle</text:p>
              </text:list-item>
              <text:list-item>
                <text:p text:style-name="P12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3" draw:layer="layout" svg:width="1.611cm" svg:height="1.611cm" svg:x="24.589cm" svg:y="0.837cm">
          <draw:image xlink:href="Pictures/100000010000020000000200ECCB6AD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s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5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du code et les interactions avec des parties externes sont contrôlées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rester fonctionnel sur le long terme, avec un coût de maintenance limité</text:p>
              </text:list-item>
              <text:list-item>
                <text:p>Reproductibilité : Doit pouvoir être relancé sans conditions préalables et dans tous les environnemen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de vérification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A</text:span>jout de la dépendance Maven au pom :</text:p>
                <text:p text:style-name="P12"><text:span text:style-name="T14">&lt;</text:span><text:span text:style-name="T15">dependency</text:span><text:span text:style-name="T14">&gt;</text:span></text:p>
                <text:p text:style-name="P13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3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3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3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3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4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exécutions successives avec jeu de paramètr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« ad hoc »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3" draw:layer="layout" svg:width="5.371cm" svg:height="1.211cm" svg:x="21.528cm" svg:y="6.4cm">
          <draw:image xlink:href="Pictures/10000000000000BD0000002B6461A1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2"><text:span text:style-name="T13">M</text:span>éthode de test : </text:p>
                <text:p text:style-name="P15"><text:span text:style-name="T18">@Test</text:span></text:p>
                <text:p text:style-name="P15"><text:span text:style-name="T19">public</text:span><text:span text:style-name="T20"> </text:span><text:span text:style-name="T19">void</text:span><text:span text:style-name="T20"> </text:span><text:span text:style-name="T21">testCreation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6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.611cm" svg:height="1.611cm" svg:x="24.59cm" svg:y="0.838cm">
          <draw:image xlink:href="Pictures/100000010000020000000200ECCB6ADA.png" xlink:type="simple" xlink:show="embed" xlink:actuate="onLoad" draw:mime-type="image/png">
            <text:p/>
          </draw:image>
        </draw:frame>
        <draw:frame draw:style-name="gr2" draw:text-style-name="P3" draw:layer="layout" svg:width="10.557cm" svg:height="6.363cm" svg:x="12.722cm" svg:y="5.237cm">
          <draw:image xlink:href="Pictures/10000000000000D600000081E618FE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7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frame draw:style-name="gr2" draw:text-style-name="P3" draw:layer="layout" svg:width="24.6cm" svg:height="2.903cm" svg:x="1.8cm" svg:y="9.7cm">
          <draw:image xlink:href="Pictures/1000000000000594000000A92CC88B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>Assert.assertEquals(int a, int b)</text:span></text:p>
                            <text:p><text:span text:style-name="T24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2"><text:span text:style-name="T13">E</text:span>x :</text:p>
                <text:p text:style-name="P13"><text:span text:style-name="T25">assertEquals</text:span><text:span text:style-name="T22">(</text:span><text:span text:style-name="T26">"Erreur sur la personne créée"</text:span><text:span text:style-name="T22">, </text:span><text:span text:style-name="T26">"Personne</text:span><text:span text:style-name="T22"> </text:span><text:span text:style-name="T26">[nom="</text:span><text:span text:style-name="T22"> +</text:span><text:span text:style-name="T20"> </text:span><text:span text:style-name="T27">nom</text:span><text:span text:style-name="T20"> </text:span><text:span text:style-name="T22">+</text:span><text:span text:style-name="T20"> </text:span><text:span text:style-name="T26">", prenom="</text:span><text:span text:style-name="T20"> </text:span><text:span text:style-name="T22">+</text:span><text:span text:style-name="T20"> </text:span><text:span text:style-name="T27">prenom</text:span><text:span text:style-name="T20"> </text:span><text:span text:style-name="T22">+</text:span><text:span text:style-name="T20"> </text:span><text:span text:style-name="T26">"]"</text:span><text:span text:style-name="T22">,</text:span><text:span text:style-name="T20"> </text:span><text:span text:style-name="T27">unePersonne</text:span><text:span text:style-name="T28">.</text:span><text:span text:style-name="T29">toString</text:span><text:span text:style-name="T22">());</text:span></text:p>
              </text:list-item>
              <text:list-item>
                <text:p text:style-name="P12"><text:span text:style-name="T13">M</text:span>éthode spéciale : <text:span text:style-name="T24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1 : Structurer un test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JUnit : Fonctionnalités plu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2"><text:span text:style-name="T13">P</text:span>ossibilité de vérifier la levée d’Exception avec JUnit 4, avec l’attribut « expected » :</text:p>
                <text:p text:style-name="P13"><text:span text:style-name="T31">@Test</text:span><text:span text:style-name="T32">(</text:span><text:span text:style-name="T33">expected</text:span><text:span text:style-name="T32"> =</text:span><text:span text:style-name="T34"> </text:span><text:span text:style-name="T35">MonException</text:span><text:span text:style-name="T36">.</text:span><text:span text:style-name="T37">class</text:span><text:span text:style-name="T32">)</text:span></text:p>
                <text:p text:style-name="P13"><text:span text:style-name="T38">public</text:span><text:span text:style-name="T34"> </text:span><text:span text:style-name="T38">void</text:span><text:span text:style-name="T34"> </text:span><text:span text:style-name="T39">testMaMethodeException</text:span><text:span text:style-name="T32">(){...}</text:span></text:p>
              </text:list-item>
              <text:list-item>
                <text:p>Possible en utilisant <text:span text:style-name="T24">Assert.fail()</text:span> aussi</text:p>
              </text:list-item>
            </text:list>
          </draw:text-box>
        </draw:frame>
        <draw:frame draw:style-name="gr2" draw:text-style-name="P3" draw:layer="layout" svg:width="17.408cm" svg:height="6.717cm" svg:x="5.296cm" svg:y="11cm">
          <draw:image xlink:href="Pictures/100000000000024E000000E496E57CD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gr6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40">@Before</text:span></text:p>
              </table:table-cell>
              <table:table-cell table:style-name="ce2">
                <text:p text:style-name="P20"><text:span text:style-name="T41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BeforeClass</text:span></text:p>
              </table:table-cell>
              <table:table-cell table:style-name="ce2">
                <text:p text:style-name="P20"><text:span text:style-name="T41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40">@After</text:span></text:p>
              </table:table-cell>
              <table:table-cell table:style-name="ce2">
                <text:p text:style-name="P20"><text:span text:style-name="T41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40">@AfterClass</text:span></text:p>
              </table:table-cell>
              <table:table-cell table:style-name="ce2">
                <text:p text:style-name="P20"><text:span text:style-name="T41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2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4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3" draw:layer="layout" svg:width="24.7cm" svg:height="2.6cm" svg:x="1.65cm" svg:y="12.2cm">
          <draw:image xlink:href="Pictures/10000000000002F400000050597BB2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 : <text:span text:style-name="T42">@Ignore</text:span></text:p>
              </text:list-item>
              <text:list-item>
                <text:p>Assume : Test de conditions d’exécution du test </text:p>
              </text:list-item>
              <text:list-item>
                <text:p>Tests paramétrés : Répéter un test avec des paramètres différents</text:p>
              </text:list-item>
              <text:list-item>
                <text:p>Test timeout : Tester le temps d’exécution</text:p>
              </text:list-item>
              <text:list-item>
                <text:p>Rules : Mise en place de composant utile au test (ex : BDD embarquée Posgres)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 et reste interne par définition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f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e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Attention : le code des tests appartient à l’application et doit donc être maintenu !</text:p>
              </text:list-item>
              <text:list-item>
                <text:p text:style-name="P12">On s’assure qu’on couvre bien tout le code avec des outils (cf diapo suivante)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l’un des tests au moins</text:p>
              </text:list-item>
              <text:list-item>
                <text:p>Idéal 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d’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peut-être délégué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du temps de dév normalement !)</text:p>
              </text:list-item>
              <text:list-item>
                <text:p>→ Écrire le test avant le code !</text:p>
              </text:list-item>
              <text:list-item>
                <text:p>On crée seulement la signature de la méthode à tester </text:p>
              </text:list-item>
              <text:list-item>
                <text:p><text:span text:style-name="T13">On écrit le test qui doit planter au début : données(GIVEN), appel à la méthode (</text:span>WHEN), vérification des résultats attendus (THEN)</text:p>
              </text:list-item>
              <text:list-item>
                <text:p>On écrit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Exercice 2 : Test nouvelle méthode service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Isolation des tests : Les Fakes et les Mock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Introduc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rincipe de test : une classe → un test</text:p>
              </text:list-item>
              <text:list-item>
                <text:p>En mode test « unitaire » : On ne teste normalement que le code de la classe</text:p>
              </text:list-item>
              <text:list-item>
                <text:p>Questions :</text:p>
                <text:list>
                  <text:list-item>
                    <text:p>Comment faire pour les autres classes qui sont appelées par le code ? (ex : autres classes service)</text:p>
                  </text:list-item>
                  <text:list-item>
                    <text:p>Comment faire pour les services extérieurs disponibles en environnement de production seulement ? (ex : accès à la base, messagerie, annuaire…)</text:p>
                  </text:list-item>
                  <text:list-item>
                    <text:p>Comment faire pour tester le bon comportement en cas d’erreur difficile ou impossible à reproduire ? (ex : 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Solution : La simulation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chercher à reproduire le comportement d’une classe sans l’appeler réellement</text:p>
              </text:list-item>
              <text:list-item>
                <text:p>Définition ad hoc des résultats à renvoyer pour des paramètres données qui seront passés pour le test</text:p>
              </text:list-item>
              <text:list-item>
                <text:p>Plusieurs solutions de mise en œuvre :</text:p>
                <text:list>
                  <text:list-item>
                    <text:p>Solution manuelle : les Fakes</text:p>
                  </text:list-item>
                  <text:list-item>
                    <text:p>Solution outillée : les Mo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Fak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éalisation d’une « fausse » classe de service pour un test donnée</text:p>
              </text:list-item>
              <text:list-item>
                <text:p>Contraint à créer un constructeur avec la classe en paramètre :</text:p>
                <text:p/>
              </text:list-item>
              <text:list-item>
                <text:p>Le Fake implémente l’interface de service</text:p>
              </text:list-item>
              <text:list-item>
                <text:p>Les méthodes sont défini pour renvoyer un résultat correspondant au contexte du test</text:p>
              </text:list-item>
              <text:list-item>
                <text:p>Inconvénient : long à développer, oblige à modifier le code applicatif, peu lisible</text:p>
              </text:list-item>
              <text:list-item>
                <text:p>→ Utiliser un outil adéquat : les Mocks</text:p>
              </text:list-item>
            </text:list>
          </draw:text-box>
        </draw:frame>
        <draw:frame draw:style-name="gr2" draw:text-style-name="P3" draw:layer="layout" svg:width="25.9cm" svg:height="0.712cm" svg:x="1.05cm" svg:y="8.909cm">
          <draw:image xlink:href="Pictures/100000000000032F0000001704DA199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layer="layout" svg:width="26cm" svg:height="1.92cm" svg:x="1.4cm" svg:y="0.83cm" presentation:class="title" presentation:user-transformed="true">
          <draw:text-box>
            <text:p>Les Mock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 librairies permettant la génération de « mocks »</text:p>
              </text:list-item>
              <text:list-item>
                <text:p>Mock : Classe qui porte le même nom mais dont chaque méthode par défaut ne fait rien</text:p>
              </text:list-item>
              <text:list-item>
                <text:p>La librairie comporte des méthodes pour configurer le comportement du mock</text:p>
              </text:list-item>
              <text:list-item>
                <text:p>Utiles dans différents contextes :</text:p>
                <text:list>
                  <text:list-item>
                    <text:p>Simuler le comportement classe externes</text:p>
                  </text:list-item>
                  <text:list-item>
                    <text:p>Simuler appel services extérieurs (api, messagerie, annuaire...)</text:p>
                  </text:list-item>
                  <text:list-item>
                    <text:p>Pouvoir développer certains composants avant que d’autres ne soient développés (bouchon, prestataire…)</text:p>
                  </text:list-item>
                  <text:list-item>
                    <text:p>Simuler des erreurs complexes à reproduire (ex :réseau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Mise en œuv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librairies sur le marché : Mockito, PowerMock, EasyMock…</text:p>
              </text:list-item>
              <text:list-item>
                <text:p>La plus répandue : Mockito</text:p>
                <text:p/>
                <text:p/>
              </text:list-item>
              <text:list-item>
                <text:p>Exemple :</text:p>
                <text:p/>
              </text:list-item>
            </text:list>
          </draw:text-box>
        </draw:frame>
        <draw:frame draw:style-name="gr2" draw:text-style-name="P3" draw:layer="layout" svg:width="17.119cm" svg:height="3.734cm" svg:x="5.441cm" svg:y="14.1cm">
          <draw:image xlink:href="Pictures/100000000000020A00000072EADB3886.png" xlink:type="simple" xlink:show="embed" xlink:actuate="onLoad" draw:mime-type="image/png">
            <text:p/>
          </draw:image>
        </draw:frame>
        <draw:frame draw:style-name="gr2" draw:text-style-name="P3" draw:layer="layout" svg:width="10.891cm" svg:height="3.346cm" svg:x="8.555cm" svg:y="8.454cm">
          <draw:image xlink:href="Pictures/1000000000000183000000770D90BE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Exemples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Utilisation des filtres sur les arguments avec <text:span text:style-name="T43">when()</text:span> :</text:p>
                <text:list>
                  <text:list-item>
                    <text:list>
                      <text:list-header>
                        <text:p><text:span text:style-name="T43">Any(), anyString(), anyList() ...</text:span></text:p>
                      </text:list-header>
                    </text:list>
                  </text:list-item>
                </text:list>
              </text:list-item>
              <text:list-item>
                <text:p>Réutilisation des arguments avec <text:span text:style-name="T43">thenAnswer()</text:span> : </text:p>
                <text:list>
                  <text:list-item>
                    <text:list>
                      <text:list-header>
                        <text:p><text:span text:style-name="T43">Mockito.when(myMock.myFunction(anyString()))</text:span></text:p>
                        <text:p><text:span text:style-name="T44">.thenAnswer(i -&gt; i.getArguments()[0])</text:span></text:p>
                      </text:list-header>
                    </text:list>
                  </text:list-item>
                </text:list>
              </text:list-item>
              <text:list-item>
                <text:p>Vérification sur les appels de méthodes avec <text:span text:style-name="T43">verify()</text:span> :</text:p>
                <text:list>
                  <text:list-item>
                    <text:list>
                      <text:list-header>
                        <text:p text:style-name="P14"><text:span text:style-name="T43">Mockito.verify(myMock).uneMethode(arguments) <text:s/></text:span></text:p>
                        <text:p text:style-name="P14"><text:span text:style-name="T45">→ </text:span><text:span text:style-name="T45">Vérifie que la méthode « uneMethode » a été appelée avec « arguments »</text:span></text:p>
                        <text:p text:style-name="P14"><text:span text:style-name="T43">Mockito.verify(myMock, times(2)).uneMethode()</text:span></text:p>
                        <text:p text:style-name="P14"><text:span text:style-name="T45">→ </text:span><text:span text:style-name="T45">Vérifie que la méthode « uneMethode » a été appelée 2 fois</text:span></text:p>
                        <text:p text:style-name="P14"><text:span text:style-name="T43">Mockito.verify(myMock, atLeast(2)).uneMethode()</text:span></text:p>
                        <text:p text:style-name="P14"><text:span text:style-name="T45">→ </text:span><text:span text:style-name="T45">Vérifie que la méthode « uneMethode » a été appelée au moins 2 fois</text:span></text:p>
                        <text:p text:style-name="P14"><text:span text:style-name="T43">Mockito.verifyZeroInteractions(myMock)</text:span></text:p>
                        <text:p text:style-name="P14"><text:span text:style-name="T45">→ </text:span><text:span text:style-name="T45">Vérifie que le mock n’a eu aucune interaction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Les Mocks : Objectif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va ainsi redéfinir au cas par cas les fonction de la classe qu’on « mock »</text:p>
              </text:list-item>
              <text:list-item>
                <text:p>Mockito est assez souple et permet de s’adapter à de nombreux cas</text:p>
              </text:list-item>
              <text:list-item>
                <text:p>Exemple : Levée d’exception, réponse selon les types d’arguments, réutilisation des arguments dans le résultats, compter le nombre d’appels, etc.</text:p>
              </text:list-item>
              <text:list-item>
                <text:p>Reste coûteux à développer et assez peu lisible</text:p>
              </text:list-item>
              <text:list-item>
                <text:p>Très utiles pour les appel à services extérieurs</text:p>
              </text:list-item>
              <text:list-item>
                <text:p>Possibilité d’utiliser les Spy pour conserver une partie du code de la clas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8.7cm" svg:height="4.086cm" svg:x="9.65cm" svg:y="10cm" presentation:class="outline" presentation:user-transformed="true">
          <draw:text-box>
            <text:list text:style-name="L3">
              <text:list-header>
                <text:p text:style-name="P10"><text:span text:style-name="T3">Exercice 3 et 3 bis : Fake et Mock</text:span></text:p>
              </text:list-header>
            </text:list>
          </draw:text-box>
        </draw:frame>
        <draw:frame draw:style-name="gr2" draw:text-style-name="P3" draw:layer="layout" svg:width="5.7cm" svg:height="5.7cm" svg:x="20.7cm" svg:y="4cm">
          <draw:image xlink:href="Pictures/10000001000002000000020064FE7C9E.png" xlink:type="simple" xlink:show="embed" xlink:actuate="onLoad" draw:mime-type="image/png">
            <text:p/>
          </draw:image>
        </draw:frame>
        <draw:frame draw:style-name="gr5" draw:text-style-name="P18" draw:layer="layout" svg:width="12.8cm" svg:height="0.962cm" svg:x="7.6cm" svg:y="14.2cm">
          <draw:text-box>
            <text:p><text:span text:style-name="T30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Tests et base de données</text:span></text:p>
              </text:list-header>
            </text:list>
          </draw:text-box>
        </draw:frame>
        <draw:frame draw:style-name="gr7" draw:text-style-name="P18" draw:layer="layout" svg:width="12.8cm" svg:height="1.673cm" svg:x="7.6cm" svg:y="14.2cm">
          <draw:text-box>
            <text:p text:style-name="P5"><text:span text:style-name="T30">Question : Comment sont gérés les jeux de test sur vos applications 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« couvrants » (passage au travers de plusieurs couch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Plusieurs solutions pour les BDD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2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importante, en particulier pour les fonction « propriétaires » du SGB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un schéma par développeur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 : Lei)</text:p>
              </text:list-item>
              <text:list-item>
                <text:p>Différence progressive entre données de production et données de tes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Consultation possible du contenu de la base mais en mode dégrad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2" draw:text-style-name="P3" draw:layer="layout" svg:width="15.89cm" svg:height="0.948cm" svg:x="6.055cm" svg:y="12.052cm">
          <draw:image xlink:href="Pictures/10000000000001A000000019E873D082.png" xlink:type="simple" xlink:show="embed" xlink:actuate="onLoad" draw:mime-type="image/png">
            <text:p/>
          </draw:image>
        </draw:frame>
        <draw:frame draw:style-name="gr2" draw:text-style-name="P3" draw:layer="layout" svg:width="10.93cm" svg:height="4.36cm" svg:x="8.535cm" svg:y="14.8cm">
          <draw:image xlink:href="Pictures/10000000000001E1000000C095E7A4E3.png" xlink:type="simple" xlink:show="embed" xlink:actuate="onLoad" draw:mime-type="image/png">
            <text:p/>
          </draw:image>
        </draw:frame>
        <draw:frame draw:style-name="gr2" draw:text-style-name="P3" draw:layer="layout" svg:width="10.378cm" svg:height="3.611cm" svg:x="8.811cm" svg:y="6.6cm">
          <draw:image xlink:href="Pictures/1000000000000155000000774EF8E7A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uction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, la config de la BDD paramétrable</text:p>
              </text:list-item>
              <text:list-item>
                <text:p>On peut se connecter à la base en plaçant des points d’arrêt (debug)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2" draw:text-style-name="P3" draw:layer="layout" svg:width="12.373cm" svg:height="3.866cm" svg:x="7.814cm" svg:y="9.6cm">
          <draw:image xlink:href="Pictures/1000000000000179000000768440523C.png" xlink:type="simple" xlink:show="embed" xlink:actuate="onLoad" draw:mime-type="image/png">
            <text:p/>
          </draw:image>
        </draw:frame>
        <draw:frame draw:style-name="gr2" draw:text-style-name="P3" draw:layer="layout" svg:width="18.843cm" svg:height="1.3cm" svg:x="7.479cm" svg:y="14.2cm">
          <draw:image xlink:href="Pictures/100000000000027A0000002C10682A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11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3">DBUnit : Une gestion via XML des jeux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Outil de gestion des données de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stion : Sous quelle forme stocker, insérer les données de test ?</text:p>
              </text:list-item>
              <text:list-item>
                <text:p>DBUnit est un framework permettant la gestion des données de test via fichiers XML (appelé « dataset »)</text:p>
              </text:list-item>
              <text:list-item>
                <text:p>En utilisation dans plusieurs applications du parc Insee</text:p>
              </text:list-item>
              <text:list-item>
                <text:p>Moins utilisé maintenant car assez verbeux et coût en maintenanc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igression : Les étapes d’un tes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Avant le test :</text:p>
                <text:list>
                  <text:list-item>
                    <text:p>Ouvrir une connexion à la base</text:p>
                  </text:list-item>
                  <text:list-item>
                    <text:p>Créer la structure de la base</text:p>
                  </text:list-item>
                  <text:list-item>
                    <text:p>Remplir la base avec les données utiles au test qui va suivre</text:p>
                  </text:list-item>
                  <text:list-item>
                    <text:p>Fermer la connexion</text:p>
                  </text:list-item>
                </text:list>
              </text:list-item>
              <text:list-item>
                <text:p>Test</text:p>
              </text:list-item>
              <text:list-item>
                <text:p>Après le test :</text:p>
                <text:list>
                  <text:list-item>
                    <text:p>Rien si vous avez bien conçu votre affaire ;-)</text:p>
                  </text:list-item>
                  <text:list-item>
                    <text:p>Nettoyer un peu le contenu de la base sin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Exemple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stallation :</text:p>
                <text:list>
                  <text:list-header>
                    <text:p/>
                  </text:list-header>
                </text:list>
              </text:list-item>
              <text:list-item>
                <text:p>Exécution d’un script pour créer le schéma :</text:p>
                <text:p/>
                <text:p/>
              </text:list-item>
              <text:list-item>
                <text:p>Constitution d’un dataset contenant les données de test :</text:p>
                <text:p/>
              </text:list-item>
            </text:list>
          </draw:text-box>
        </draw:frame>
        <draw:frame draw:style-name="gr2" draw:text-style-name="P3" draw:layer="layout" svg:width="9.854cm" svg:height="3.368cm" svg:x="10.946cm" svg:y="3.432cm">
          <draw:image xlink:href="Pictures/10000000000001440000006F143B28B2.png" xlink:type="simple" xlink:show="embed" xlink:actuate="onLoad" draw:mime-type="image/png">
            <text:p/>
          </draw:image>
        </draw:frame>
        <draw:frame draw:style-name="gr2" draw:text-style-name="P3" draw:layer="layout" svg:width="20.719cm" svg:height="1.998cm" svg:x="3.641cm" svg:y="9.202cm">
          <draw:image xlink:href="Pictures/10000000000003310000004F0F9A5804.png" xlink:type="simple" xlink:show="embed" xlink:actuate="onLoad" draw:mime-type="image/png">
            <text:p/>
          </draw:image>
        </draw:frame>
        <draw:frame draw:style-name="gr2" draw:text-style-name="P3" draw:layer="layout" svg:width="9.025cm" svg:height="2.611cm" svg:x="9.488cm" svg:y="15.6cm">
          <draw:image xlink:href="Pictures/100000000000014B00000060056CD47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layer="layout" svg:width="26cm" svg:height="1.92cm" svg:x="1.4cm" svg:y="0.83cm" presentation:class="title" presentation:user-transformed="true">
          <draw:text-box>
            <text:p>DBUnit : Chargement dataset</text:p>
          </draw:text-box>
        </draw:frame>
        <draw:line draw:style-name="gr4" draw:text-style-name="P5" draw:layer="layout" svg:x1="1.271cm" svg:y1="2.75cm" svg:x2="26.201cm" svg:y2="2.75cm">
          <text:p/>
        </draw:line>
        <draw:frame presentation:style-name="pr5" draw:text-style-name="P8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charge ensuite le contenu du fichier XML dans la base de données :</text:p>
                <text:p/>
                <text:p/>
              </text:list-item>
              <text:list-item>
                <text:p>Conclusion : DBUnit offre une méthode de gestion des jeux de données de test</text:p>
              </text:list-item>
              <text:list-item>
                <text:p>Inconvénients :</text:p>
                <text:list>
                  <text:list-item>
                    <text:p>Fichier dataset très verbeux</text:p>
                  </text:list-item>
                  <text:list-item>
                    <text:p>Coût de maintenance important en cas de modification du modèle de données</text:p>
                  </text:list-item>
                  <text:list-item>
                    <text:p>Problème potentiel pour gérer l’ordre d’insertion</text:p>
                  </text:list-item>
                </text:list>
              </text:list-item>
              <text:list-item>
                <text:p>Autre solution : Créer les objets en Java, les insérer avec Hibernate… Mais c’est un autre sujet </text:p>
              </text:list-item>
            </text:list>
          </draw:text-box>
        </draw:frame>
        <draw:frame draw:style-name="gr2" draw:text-style-name="P3" draw:layer="layout" svg:width="19.54cm" svg:height="2.591cm" svg:x="4.23cm" svg:y="5.709cm">
          <draw:image xlink:href="Pictures/10000000000002C90000005FF65B6761.png" xlink:type="simple" xlink:show="embed" xlink:actuate="onLoad" draw:mime-type="image/png">
            <text:p/>
          </draw:image>
        </draw:frame>
        <draw:frame draw:style-name="gr2" draw:text-style-name="P3" draw:layer="layout" svg:width="1.016cm" svg:height="1.016cm" svg:x="16.684cm" svg:y="16.777cm">
          <draw:image xlink:href="Pictures/100000000000020000000200F4B595D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3" draw:master-page-name="Modele_5f_Insee_5f_V42" presentation:presentation-page-layout-name="AL2T1" presentation:use-date-time-name="dtd1">
        <draw:frame presentation:style-name="pr7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8" draw:text-style-name="P23" draw:layer="layout" svg:width="15cm" svg:height="6.293cm" svg:x="7.6cm" svg:y="13.8cm">
          <draw:text-box>
            <text:p><text:span text:style-name="T46">Prénom Nom</text:span><text:span text:style-name="T47"> </text:span><text:span text:style-name="T48">Philippe SABAA</text:span></text:p>
            <text:p><text:span text:style-name="T49">Mél : philippe.sabaa@insee.fr</text:span></text:p>
            <text:p><text:span text:style-name="T49"/></text:p>
            <text:p><text:span text:style-name="T49">Très inspiré du diapo de </text:span><text:span text:style-name="T50">Michael Genet</text:span></text:p>
            <text:p><text:span text:style-name="T49"/></text:p>
            <text:p><text:span text:style-name="T51">Insee</text:span></text:p>
            <text:p text:style-name="P16"><text:span text:style-name="T52">Établissement : </text:span><text:span text:style-name="T53">SNDI de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/>
    <style:font-face style:name="Consolas1" svg:font-family="Consolas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/>
    </style:style>
    <style:style style:name="Mgr4" style:family="graphic" style:parent-style-name="Ligne_20_separation">
      <style:graphic-properties draw:textarea-vertical-align="middle" style:protect="position size" loext:decorative="false"/>
    </style:style>
    <style:style style:name="Mgr5" style:family="graphic" style:parent-style-name="Ligne_20_separation">
      <style:graphic-properties draw:textarea-vertical-align="middle" loext:decorative="false"/>
    </style:style>
    <style:style style:name="Mgr6" style:family="graphic">
      <style:graphic-properties style:protect="position size" loext:decorative="fals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 loext:decorative="false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 loext:decorative="fals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 loext:decorative="fals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8cm" svg:height="3.22cm" svg:x="1.4cm" svg:y="17.21cm">
        <draw:image xlink:href="Pictures/100000000000053D0000021CC85E2FB7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F358CEC1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.95cm" svg:height="2cm" svg:x="1.05cm" svg:y="19cm">
        <draw:image xlink:href="Pictures/10000000000000DD000000E380BED3D6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6.35cm" svg:height="7cm" svg:x="1.2cm" svg:y="13.22cm">
        <draw:image xlink:href="Pictures/1000000000000193000001BC8417B5DF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1C08FDE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9H40M33S</meta:editing-duration>
    <meta:editing-cycles>1543</meta:editing-cycles>
    <meta:generator>LibreOffice/24.2.6.2$Windows_X86_64 LibreOffice_project/ef66aa7e36a1bb8e65bfbc63aba53045a14d0871</meta:generator>
    <dc:title>Modele_Insee_V4</dc:title>
    <meta:initial-creator>Philippe SABAA</meta:initial-creator>
    <dc:date>2024-11-21T11:49:53.185000000</dc:date>
    <dc:creator>Philippe Sabaa</dc:creator>
    <meta:document-statistic meta:object-count="397"/>
  </office:meta>
</office:document-meta>
</file>